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6.563cm"/>
    </style:style>
    <style:style style:name="co29" style:family="table-column">
      <style:table-column-properties fo:break-before="auto" style:column-width="7.916cm"/>
    </style:style>
    <style:style style:name="co30" style:family="table-column">
      <style:table-column-properties fo:break-before="auto" style:column-width="12.095cm"/>
    </style:style>
    <style:style style:name="co31" style:family="table-column">
      <style:table-column-properties fo:break-before="auto" style:column-width="3.493cm"/>
    </style:style>
    <style:style style:name="co32" style:family="table-column">
      <style:table-column-properties fo:break-before="auto" style:column-width="6.05cm"/>
    </style:style>
    <style:style style:name="co33" style:family="table-column">
      <style:table-column-properties fo:break-before="auto" style:column-width="2.829cm"/>
    </style:style>
    <style:style style:name="co34" style:family="table-column">
      <style:table-column-properties fo:break-before="auto" style:column-width="0.445cm"/>
    </style:style>
    <style:style style:name="co35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1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2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2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5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VR</text:p>
          </table:table-cell>
          <table:table-cell table:style-name="ce37" office:value-type="string" calcext:value-type="string">
            <text:p>On-Line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54" table:number-columns-repeated="2"/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style-name="ce23" office:value-type="string" calcext:value-type="string">
            <text:p>dummy</text:p>
          </table:table-cell>
          <table:table-cell table:style-name="ce54" table:number-columns-repeated="2"/>
          <table:table-cell table:style-name="ce23" office:value-type="string" calcext:value-type="string">
            <text:p>dummy</text:p>
          </table:table-cell>
          <table:table-cell table:style-name="ce8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54" table:number-columns-repeated="2"/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54" table:number-columns-repeated="2"/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LU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54" table:number-columns-repeated="2"/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이코데믹 ~특수 수사 사건부 X-FILE~</text:p>
          </table:table-cell>
          <table:table-cell table:style-name="ce33" office:value-type="string" calcext:value-type="string">
            <text:p>TOKYO PSYCHODEMIC</text:p>
          </table:table-cell>
          <table:table-cell table:style-name="ce62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2D×시네마틱・리얼 과학수사 시뮬레이션 게임</text:p>
          </table:table-cell>
          <table:table-cell table:style-name="ce53" table:content-validation-name="val2" office:value-type="string" calcext:value-type="string">
            <text:p>GRAVITY GAME ARIS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54" table:number-columns-repeated="2"/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61" table:number-columns-repeated="2"/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54" table:number-columns-repeated="2"/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그로맨스</text:p>
          </table:table-cell>
          <table:table-cell table:style-name="ce33" office:value-type="string" calcext:value-type="string">
            <text:p>PIGROMANCE</text:p>
          </table:table-cell>
          <table:table-cell table:style-name="ce62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잔혹동화 어드벤처</text:p>
          </table:table-cell>
          <table:table-cell table:style-name="ce53" table:content-validation-name="val2" office:value-type="string" calcext:value-type="string">
            <text:p>OAA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54" table:number-columns-repeated="2"/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61" table:number-columns-repeated="2"/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61" table:number-columns-repeated="2"/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Mansion</text:p>
          </table:table-cell>
          <table:table-cell table:style-name="ce62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3" office:value-type="float" office:value="2021" calcext:value-type="float">
            <text:p>2021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PICTOLOG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ICTOLOG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61" table:number-columns-repeated="2"/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61" table:number-columns-repeated="2"/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54" table:number-columns-repeated="2"/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61" table:number-columns-repeated="2"/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54" table:number-columns-repeated="2"/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54" table:number-columns-repeated="2"/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61" table:number-columns-repeated="2"/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54" table:number-columns-repeated="2"/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61" table:number-columns-repeated="2"/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GranAge</text:p>
          </table:table-cell>
          <table:table-cell table:style-name="ce62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PICTOLOG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ICTOLOG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MiBAKO - Mythology of Cube -</text:p>
          </table:table-cell>
          <table:table-cell table:style-name="ce62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맵크래프트×퍼즐×배틀×RPG</text:p>
          </table:table-cell>
          <table:table-cell table:style-name="ce53" table:content-validation-name="val2" office:value-type="string" calcext:value-type="string">
            <text:p>GRAVITY GAME ARIS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61" table:number-columns-repeated="2"/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54" table:number-columns-repeated="2"/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61" table:number-columns-repeated="2"/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61" table:number-columns-repeated="2"/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61" table:number-columns-repeated="2"/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a X</text:p>
          </table:table-cell>
          <table:table-cell table:style-name="ce62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횡스크롤 액션 RPG</text:p>
          </table:table-cell>
          <table:table-cell table:style-name="ce53" table:content-validation-name="val2" office:value-type="string" calcext:value-type="string">
            <text:p>Superacid</text:p>
          </table:table-cell>
          <table:table-cell table:style-name="ce46" table:content-validation-name="val2" office:value-type="string" calcext:value-type="string">
            <text:p>Manlev Games</text:p>
          </table:table-cell>
          <table:table-cell table:style-name="ce80" table:content-validation-name="val3" office:value-type="string" calcext:value-type="string">
            <text:p>Superaci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54" table:number-columns-repeated="2"/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61" table:number-columns-repeated="2"/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54" table:number-columns-repeated="2"/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61" table:number-columns-repeated="2"/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61" table:number-columns-repeated="2"/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61" table:number-columns-repeated="2"/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61" table:number-columns-repeated="2"/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61" table:number-columns-repeated="2"/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61" table:number-columns-repeated="2"/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61" table:number-columns-repeated="2"/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ambles</text:p>
          </table:table-cell>
          <table:table-cell table:style-name="ce62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텍스트 RPG, 덱빌딩, 로그라이크</text:p>
          </table:table-cell>
          <table:table-cell table:style-name="ce53" table:content-validation-name="val2" office:value-type="string" calcext:value-type="string">
            <text:p>EXL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61" table:number-columns-repeated="2"/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61" table:number-columns-repeated="2"/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61" table:number-columns-repeated="2"/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54" table:number-columns-repeated="2"/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61" table:number-columns-repeated="2"/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54" table:number-columns-repeated="2"/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61" table:number-columns-repeated="2"/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61" table:number-columns-repeated="2"/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61" table:number-columns-repeated="2"/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54" table:number-columns-repeated="2"/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0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33">
            <calcext:condition calcext:apply-style-name="Error" calcext:value="duplicate" calcext:base-cell-address="list.B3"/>
          </calcext:conditional-format>
          <calcext:conditional-format calcext:target-range-address="list.C3:list.C333">
            <calcext:condition calcext:apply-style-name="Error" calcext:value="duplicate" calcext:base-cell-address="list.C3"/>
          </calcext:conditional-format>
          <calcext:conditional-format calcext:target-range-address="list.A3:list.A333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10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110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10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110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110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10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10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110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10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10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10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10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110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10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10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110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10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110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10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10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2">
          <table:table-cell table:style-name="ce110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110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10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10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10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12" office:value-type="string" calcext:value-type="string">
            <text:p>dummy</text:p>
          </table:table-cell>
          <table:table-cell table:style-name="ce83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110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110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10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10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10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10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8">
          <table:table-cell table:style-name="ce110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110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10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10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10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10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10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10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2">
          <table:table-cell table:style-name="ce110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10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110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10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10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110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110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110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10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10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10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10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10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8">
          <table:table-cell table:style-name="ce110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10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10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10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110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10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10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10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10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10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10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10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10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10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10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10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10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10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10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110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10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10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10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10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10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3 developer.D115:developer.D21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7" table:default-cell-style-name="ce170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6" table:on-update-keep-styles="true" table:on-update-keep-size="false"/>
        <table:database-range table:name="developer_table" table:target-range-address="developer.A2:developer.I1076" table:on-update-keep-styles="true" table:on-update-keep-size="false"/>
        <table:database-range table:name="game_table" table:target-range-address="list.B312:list.C313" table:on-update-keep-styles="true" table:on-update-keep-size="false"/>
        <table:database-range table:name="publisher_name_list" table:target-range-address="publisher.A2:publisher.A1067" table:on-update-keep-styles="true" table:on-update-keep-size="false"/>
        <table:database-range table:name="__Anonymous_Sheet_DB__0" table:target-range-address="list.B2:list.K33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5:46:07.89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9T15:48:15.191000000</dc:date>
    <meta:editing-duration>P3DT4H42M42S</meta:editing-duration>
    <meta:editing-cycles>1256</meta:editing-cycles>
    <meta:document-statistic meta:table-count="4" meta:cell-count="391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